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style:font-size-asian="16pt" style:font-size-complex="16pt"/>
    </style:style>
    <style:style style:name="P2" style:family="paragraph" style:parent-style-name="Standard">
      <style:paragraph-properties fo:line-height="150%" fo:text-align="start" style:justify-single-word="false"/>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ONG US</text:p>
      <text:p text:style-name="P2">Impresiones al escribir la App</text:p>
      <text:p text:style-name="P2">Pues, la verdad es que cuando estaba escribiendo la aplicación, me encontré en un par de momentos pensando si estaba manejando bien algunas partes del código. Me di cuenta de que en ciertos casos, podría haber aplicado mejor algunos patrones de diseño o haber organizado el código de manera más eficiente.</text:p>
      <text:p text:style-name="P2"/>
      <text:p text:style-name="P2">Uso de iteradores</text:p>
      <text:p text:style-name="P2">Hubo un momento en el que necesitaba recorrer una lista de tareas disponibles y asignarlas a los jugadores en el método realizarTareasPorRonda(). Ahí fue cuando me di cuenta de que necesitaba iteradores para hacerlo de manera ordenada y asegurarme de que cada tarea se asignara correctamente.</text:p>
      <text:p text:style-name="P2"/>
      <text:p text:style-name="P2">Uso de hashCode/equals</text:p>
      <text:p text:style-name="P2">En este caso, no tuve que tocar los métodos hashCode y equals porque no había necesidad de comparar objetos basándome en su identidad en ninguna parte del código.</text:p>
      <text:p text:style-name="P2"/>
      <text:p text:style-name="P2">Uso de Comparable/Comparator</text:p>
      <text:p text:style-name="P2">Tampoco tuve que usar la interfaz Comparable ni Comparator aquí. No tenía que ordenar ningún conjunto de objetos, así que no fue necesario implementar estas interfaces.</text:p>
      <text:p text:style-name="P2"/>
      <text:p text:style-name="P2">Mejoras realizadas</text:p>
      <text:p text:style-name="P2"><text:soft-page-break/>Bueno, hice un par de mejoras al código. Por ejemplo, implementé el patrón Composite para representar el menú de una manera más organizada y fácil de manejar. También agregué una función para simular intentos de asesinato entre los impostores, lo que le da un toque más emocionante al juego.</text:p>
      <text:p text:style-name="P2"/>
      <text:p text:style-name="P2">Otras observaciones</text:p>
      <text:p text:style-name="P2">En general, creo que la aplicación quedó bastante bien. Traté de hacerla lo más modular y fácil de entender posible para poder agregar nuevas características más adelante si es necesario. Además, me aseguré de manejar posibles errores de entrada del usuario para que el juego sea lo más robusto po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S</meta:editing-duration>
    <meta:editing-cycles>3</meta:editing-cycles>
    <meta:generator>OpenOffice/4.1.13$Win32 OpenOffice.org_project/4113m1$Build-9810</meta:generator>
    <dc:date>2024-05-15T14:45:13.41</dc:date>
    <meta:document-statistic meta:table-count="0" meta:image-count="0" meta:object-count="0" meta:page-count="2" meta:paragraph-count="13" meta:word-count="270" meta:character-count="1663"/>
    <dc:creator>Angel Lopez Silva</dc:creator>
    <meta:user-defined meta:name="Info 1"/>
    <meta:user-defined meta:name="Info 2"/>
    <meta:user-defined meta:name="Info 3"/>
    <meta:user-defined meta:name="Info 4"/>
  </office:meta>
</office:document-meta>
</file>